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S</text:p>
          </table:table-cell>
          <table:table-cell/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FC40</text:p>
          </table:table-cell>
          <table:table-cell table:style-name="ce1"/>
          <table:table-cell/>
          <table:table-cell office:value-type="string" calcext:value-type="string">
            <text:p>BINS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4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0 - 0.1</text:p>
          </table:table-cell>
          <table:table-cell office:value-type="string" calcext:value-type="string">
            <text:p>]”</text:p>
          </table:table-cell>
          <table:table-cell office:value-type="float" office:value="1231" calcext:value-type="float">
            <text:p>1231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748" calcext:value-type="float">
            <text:p>748</text:p>
          </table:table-cell>
          <table:table-cell table:number-columns-repeated="2"/>
          <table:table-cell office:value-type="string" calcext:value-type="string">
            <text:p>0.0 - 0.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4" calcext:value-type="float">
            <text:p>165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1 - 0.2</text:p>
          </table:table-cell>
          <table:table-cell office:value-type="string" calcext:value-type="string">
            <text:p>]”</text:p>
          </table:table-cell>
          <table:table-cell office:value-type="float" office:value="2586" calcext:value-type="float">
            <text:p>2586</text:p>
          </table:table-cell>
          <table:table-cell office:value-type="float" office:value="1293" calcext:value-type="float">
            <text:p>1293</text:p>
          </table:table-cell>
          <table:table-cell office:value-type="float" office:value="878" calcext:value-type="float">
            <text:p>878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string" calcext:value-type="string">
            <text:p>0.1 - 0.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2 - 0.3</text:p>
          </table:table-cell>
          <table:table-cell office:value-type="string" calcext:value-type="string">
            <text:p>]”</text:p>
          </table:table-cell>
          <table:table-cell office:value-type="float" office:value="3154" calcext:value-type="float">
            <text:p>3154</text:p>
          </table:table-cell>
          <table:table-cell office:value-type="float" office:value="1578" calcext:value-type="float">
            <text:p>1578</text:p>
          </table:table-cell>
          <table:table-cell office:value-type="float" office:value="1051" calcext:value-type="float">
            <text:p>1051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office:value-type="string" calcext:value-type="string">
            <text:p>0.2 - 0.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3 - 0.4</text:p>
          </table:table-cell>
          <table:table-cell office:value-type="string" calcext:value-type="string">
            <text:p>]”</text:p>
          </table:table-cell>
          <table:table-cell office:value-type="float" office:value="2586" calcext:value-type="float">
            <text:p>2586</text:p>
          </table:table-cell>
          <table:table-cell office:value-type="float" office:value="1293" calcext:value-type="float">
            <text:p>1293</text:p>
          </table:table-cell>
          <table:table-cell office:value-type="float" office:value="863" calcext:value-type="float">
            <text:p>863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string" calcext:value-type="string">
            <text:p>0.3 - 0.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4 - 0.5</text:p>
          </table:table-cell>
          <table:table-cell office:value-type="string" calcext:value-type="string">
            <text:p>]”</text:p>
          </table:table-cell>
          <table:table-cell office:value-type="float" office:value="1230" calcext:value-type="float">
            <text:p>1230</text:p>
          </table:table-cell>
          <table:table-cell office:value-type="float" office:value="704" calcext:value-type="float">
            <text:p>704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string" calcext:value-type="string">
            <text:p>0.4 - 0.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2" calcext:value-type="float">
            <text:p>124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5 - 0.6</text:p>
          </table:table-cell>
          <table:table-cell office:value-type="string" calcext:value-type="string">
            <text:p>]”</text:p>
          </table:table-cell>
          <table:table-cell office:value-type="float" office:value="1228" calcext:value-type="float">
            <text:p>1228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629" calcext:value-type="float">
            <text:p>629</text:p>
          </table:table-cell>
          <table:table-cell table:number-columns-repeated="2"/>
          <table:table-cell office:value-type="string" calcext:value-type="string">
            <text:p>0.5 - 0.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3" calcext:value-type="float">
            <text:p>248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6 - 0.7</text:p>
          </table:table-cell>
          <table:table-cell office:value-type="string" calcext:value-type="string">
            <text:p>]”</text:p>
          </table:table-cell>
          <table:table-cell office:value-type="float" office:value="2586" calcext:value-type="float">
            <text:p>2586</text:p>
          </table:table-cell>
          <table:table-cell office:value-type="float" office:value="1293" calcext:value-type="float">
            <text:p>1293</text:p>
          </table:table-cell>
          <table:table-cell office:value-type="float" office:value="862" calcext:value-type="float">
            <text:p>862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string" calcext:value-type="string">
            <text:p>0.6 - 0.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7 - 0.8</text:p>
          </table:table-cell>
          <table:table-cell office:value-type="string" calcext:value-type="string">
            <text:p>]”</text:p>
          </table:table-cell>
          <table:table-cell office:value-type="float" office:value="3155" calcext:value-type="float">
            <text:p>3155</text:p>
          </table:table-cell>
          <table:table-cell office:value-type="float" office:value="1577" calcext:value-type="float">
            <text:p>1577</text:p>
          </table:table-cell>
          <table:table-cell office:value-type="float" office:value="1051" calcext:value-type="float">
            <text:p>1051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string" calcext:value-type="string">
            <text:p>0.7 - 0.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8 - 0.9</text:p>
          </table:table-cell>
          <table:table-cell office:value-type="string" calcext:value-type="string">
            <text:p>]”</text:p>
          </table:table-cell>
          <table:table-cell office:value-type="float" office:value="2586" calcext:value-type="float">
            <text:p>2586</text:p>
          </table:table-cell>
          <table:table-cell office:value-type="float" office:value="1293" calcext:value-type="float">
            <text:p>1293</text:p>
          </table:table-cell>
          <table:table-cell office:value-type="float" office:value="878" calcext:value-type="float">
            <text:p>878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string" calcext:value-type="string">
            <text:p>0.8 - 0.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4" calcext:value-type="float">
            <text:p>165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2" calcext:value-type="float">
            <text:p>124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9 - 1.0</text:p>
          </table:table-cell>
          <table:table-cell office:value-type="string" calcext:value-type="string">
            <text:p>]”</text:p>
          </table:table-cell>
          <table:table-cell office:value-type="float" office:value="1233" calcext:value-type="float">
            <text:p>1233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0.9 - 1.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5" calcext:value-type="float">
            <text:p>496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3" calcext:value-type="float">
            <text:p>248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6" calcext:value-type="float">
            <text:p>165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2" calcext:value-type="float">
            <text:p>124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 Counts</text:p>
          </table:table-cell>
          <table:table-cell/>
          <table:table-cell office:value-type="float" office:value="21575" calcext:value-type="float">
            <text:p>21575</text:p>
          </table:table-cell>
          <table:table-cell office:value-type="float" office:value="11296" calcext:value-type="float">
            <text:p>11296</text:p>
          </table:table-cell>
          <table:table-cell office:value-type="float" office:value="8338" calcext:value-type="float">
            <text:p>8338</text:p>
          </table:table-cell>
          <table:table-cell office:value-type="float" office:value="7351" calcext:value-type="float">
            <text:p>7351</text:p>
          </table:table-cell>
          <table:table-cell table:number-columns-repeated="2"/>
          <table:table-cell office:value-type="string" calcext:value-type="string">
            <text:p>Tot Counts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1" calcext:value-type="float">
            <text:p>4964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2" calcext:value-type="float">
            <text:p>2482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49" calcext:value-type="float">
            <text:p>1654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3" calcext:value-type="float">
            <text:p>12413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FC10</text:p>
          </table:table-cell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 table:number-columns-repeated="3"/>
          <table:table-cell office:value-type="float" office:value="1231" calcext:value-type="float">
            <text:p>1231</text:p>
          </table:table-cell>
          <table:table-cell table:number-columns-repeated="6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 table:number-columns-repeated="3"/>
          <table:table-cell office:value-type="float" office:value="2586" calcext:value-type="float">
            <text:p>258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 table:number-columns-repeated="3"/>
          <table:table-cell office:value-type="float" office:value="3154" calcext:value-type="float">
            <text:p>315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 table:number-columns-repeated="3"/>
          <table:table-cell office:value-type="float" office:value="2586" calcext:value-type="float">
            <text:p>258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 table:number-columns-repeated="3"/>
          <table:table-cell office:value-type="float" office:value="1230" calcext:value-type="float">
            <text:p>123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 table:number-columns-repeated="3"/>
          <table:table-cell office:value-type="float" office:value="1228" calcext:value-type="float">
            <text:p>122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 table:number-columns-repeated="3"/>
          <table:table-cell office:value-type="float" office:value="2586" calcext:value-type="float">
            <text:p>258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 table:number-columns-repeated="3"/>
          <table:table-cell office:value-type="float" office:value="3155" calcext:value-type="float">
            <text:p>31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 table:number-columns-repeated="3"/>
          <table:table-cell office:value-type="float" office:value="2586" calcext:value-type="float">
            <text:p>258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 table:number-columns-repeated="3"/>
          <table:table-cell office:value-type="float" office:value="1233" calcext:value-type="float">
            <text:p>123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 table:number-columns-repeated="3"/>
          <table:table-cell office:value-type="float" office:value="21575" calcext:value-type="float">
            <text:p>21575</text:p>
          </table:table-cell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2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 table:number-columns-repeated="3"/>
          <table:table-cell office:value-type="float" office:value="779" calcext:value-type="float">
            <text:p>77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 table:number-columns-repeated="3"/>
          <table:table-cell office:value-type="float" office:value="1293" calcext:value-type="float">
            <text:p>129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 table:number-columns-repeated="3"/>
          <table:table-cell office:value-type="float" office:value="1578" calcext:value-type="float">
            <text:p>157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 table:number-columns-repeated="3"/>
          <table:table-cell office:value-type="float" office:value="1293" calcext:value-type="float">
            <text:p>129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 table:number-columns-repeated="3"/>
          <table:table-cell office:value-type="float" office:value="704" calcext:value-type="float">
            <text:p>70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 table:number-columns-repeated="3"/>
          <table:table-cell office:value-type="float" office:value="704" calcext:value-type="float">
            <text:p>70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 table:number-columns-repeated="3"/>
          <table:table-cell office:value-type="float" office:value="1293" calcext:value-type="float">
            <text:p>129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 table:number-columns-repeated="3"/>
          <table:table-cell office:value-type="float" office:value="1577" calcext:value-type="float">
            <text:p>15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 table:number-columns-repeated="3"/>
          <table:table-cell office:value-type="float" office:value="1293" calcext:value-type="float">
            <text:p>129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 table:number-columns-repeated="3"/>
          <table:table-cell office:value-type="float" office:value="782" calcext:value-type="float">
            <text:p>78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 table:number-columns-repeated="3"/>
          <table:table-cell office:value-type="float" office:value="11296" calcext:value-type="float">
            <text:p>11296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3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 table:number-columns-repeated="3"/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 table:number-columns-repeated="3"/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 table:number-columns-repeated="3"/>
          <table:table-cell office:value-type="float" office:value="1051" calcext:value-type="float">
            <text:p>105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 table:number-columns-repeated="3"/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 table:number-columns-repeated="3"/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 table:number-columns-repeated="3"/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 table:number-columns-repeated="3"/>
          <table:table-cell office:value-type="float" office:value="1051" calcext:value-type="float">
            <text:p>105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 table:number-columns-repeated="3"/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 table:number-columns-repeated="3"/>
          <table:table-cell office:value-type="float" office:value="8338" calcext:value-type="float">
            <text:p>8338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4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 table:number-columns-repeated="3"/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 table:number-columns-repeated="3"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 table:number-columns-repeated="3"/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 table:number-columns-repeated="3"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 table:number-columns-repeated="3"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 table:number-columns-repeated="3"/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 table:number-columns-repeated="3"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 table:number-columns-repeated="3"/>
          <table:table-cell office:value-type="float" office:value="7351" calcext:value-type="float">
            <text:p>735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 style:data-style-name="N2" text:time-value="09:35:46.161519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21:18:56.515789740</meta:creation-date>
    <dc:date>2023-10-27T10:46:10.657474889</dc:date>
    <meta:editing-duration>PT1H12M11S</meta:editing-duration>
    <meta:editing-cycles>6</meta:editing-cycles>
    <meta:generator>LibreOffice/6.4.7.2$Linux_X86_64 LibreOffice_project/40$Build-2</meta:generator>
    <meta:document-statistic meta:table-count="1" meta:cell-count="360" meta:object-count="0"/>
  </office:meta>
</office:document-meta>
</file>